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P8" style:family="paragraph" style:parent-style-name="Standard" style:list-style-name="L3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fo:break-before="pag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build of Core2Quad</text:p>
      <text:p text:style-name="P2"/>
      <text:p text:style-name="P3"/>
      <text:p text:style-name="P4">Hardware</text:p>
      <text:list xml:id="list28591269" text:style-name="L1">
        <text:list-item>
          <text:p text:style-name="P6">Remove the Drive E: 298GB (300 or 320 printed on it?) drive – reinstall later</text:p>
        </text:list-item>
        <text:list-item>
          <text:p text:style-name="P6">Obviously, install new drive as C:</text:p>
        </text:list-item>
        <text:list-item>
          <text:p text:style-name="P6">Keep drive D: the 1.5TB drive as D:</text:p>
        </text:list-item>
        <text:list-item>
          <text:p text:style-name="P6">Old C: becomes F:</text:p>
        </text:list-item>
      </text:list>
      <text:p text:style-name="P5"/>
      <text:p text:style-name="P5">I'm thinking of ordering a 2TB to use as E: so when it comes in I'll copy the virtual machine drive images to the 2TB and any useful data from the old C: to it. <text:s/>Final (after next paycheck :) ) configuration would be:</text:p>
      <text:p text:style-name="P5"/>
      <text:p text:style-name="P5">C: SSD drive</text:p>
      <text:p text:style-name="P5">D: 2TB (new don't have yet)</text:p>
      <text:p text:style-name="P5">E: 1.5TB</text:p>
      <text:p text:style-name="P5"/>
      <text:p text:style-name="P5">That will leave 2 spare drives the 298GB drive and the current c: 596GB I think.</text:p>
      <text:p text:style-name="P5"/>
      <text:p text:style-name="P5"/>
      <text:p text:style-name="P4">Software</text:p>
      <text:list xml:id="list28645004" text:style-name="L2">
        <text:list-item>
          <text:p text:style-name="P7">VisualStudio 2008 full install</text:p>
        </text:list-item>
        <text:list-item>
          <text:p text:style-name="P7">VisualStudio 2010 full install</text:p>
        </text:list-item>
        <text:list-item>
          <text:p text:style-name="P7">MySQL</text:p>
        </text:list-item>
        <text:list-item>
          <text:p text:style-name="P7">MySQL Query Browsesr</text:p>
        </text:list-item>
        <text:list-item>
          <text:p text:style-name="P7">MySQL Administrator</text:p>
        </text:list-item>
        <text:list-item>
          <text:p text:style-name="P7">ExamDiff Pro (May have lost key)</text:p>
        </text:list-item>
        <text:list-item>
          <text:p text:style-name="P7">Beyond Compare 3 (May have lost key)</text:p>
        </text:list-item>
        <text:list-item>
          <text:p text:style-name="P7">LogMeIn</text:p>
        </text:list-item>
        <text:list-item>
          <text:p text:style-name="P7">IP Camera View</text:p>
        </text:list-item>
        <text:list-item>
          <text:p text:style-name="P7">Open Office</text:p>
        </text:list-item>
        <text:list-item>
          <text:p text:style-name="P7">MS Virtual PC</text:p>
        </text:list-item>
        <text:list-item>
          <text:p text:style-name="P7">Magic Jack</text:p>
        </text:list-item>
        <text:list-item>
          <text:p text:style-name="P7">Some anti virus, but not Microsoft</text:p>
        </text:list-item>
        <text:list-item>
          <text:p text:style-name="P7">VLC media player</text:p>
        </text:list-item>
      </text:list>
      <text:p text:style-name="P5"/>
      <text:p text:style-name="P5"/>
      <text:p text:style-name="P4">To Install later</text:p>
      <text:list xml:id="list28696518" text:style-name="L3">
        <text:list-item>
          <text:p text:style-name="P8">MsSQL</text:p>
        </text:list-item>
        <text:list-item>
          <text:p text:style-name="P8">Google Drive</text:p>
        </text:list-item>
        <text:list-item>
          <text:p text:style-name="P8">Oracle VM</text:p>
        </text:list-item>
        <text:list-item>
          <text:p text:style-name="P8">Paper Port</text:p>
        </text:list-item>
        <text:list-item>
          <text:p text:style-name="P8">EPSON Scan</text:p>
        </text:list-item>
        <text:list-item>
          <text:p text:style-name="P8">Kindle</text:p>
        </text:list-item>
        <text:list-item>
          <text:p text:style-name="P8">Areca</text:p>
        </text:list-item>
        <text:list-item>
          <text:p text:style-name="P8">IP Camera Viewer</text:p>
        </text:list-item>
        <text:list-item>
          <text:p text:style-name="P8">Gizmo</text:p>
        </text:list-item>
        <text:list-item>
          <text:p text:style-name="P8">My Screen Recorder</text:p>
        </text:list-item>
        <text:list-item>
          <text:p text:style-name="P8">Component 1</text:p>
        </text:list-item>
        <text:list-item>
          <text:p text:style-name="P8">Guild FTPd</text:p>
        </text:list-item>
        <text:list-item>
          <text:p text:style-name="P8">Infragistics</text:p>
        </text:list-item>
        <text:list-item>
          <text:p text:style-name="P8">ooVoo</text:p>
        </text:list-item>
        <text:list-item>
          <text:p text:style-name="P8">Rocket</text:p>
        </text:list-item>
        <text:list-item>
          <text:p text:style-name="P8">Turbo Tax</text:p>
        </text:list-item>
        <text:list-item>
          <text:p text:style-name="P8">Quick Books (old)</text:p>
        </text:list-item>
        <text:list-item>
          <text:p text:style-name="P8">Win ISO</text:p>
        </text:list-item>
        <text:list-item>
          <text:p text:style-name="P8">Mrecorder?</text:p>
        </text:list-item>
        <text:list-item>
          <text:p text:style-name="P8">Power ISO</text:p>
        </text:list-item>
        <text:list-item>
          <text:p text:style-name="P8">Disk Defrag Auslogics</text:p>
        </text:list-item>
        <text:list-item>
          <text:p text:style-name="P8">Free MP3 WMA OGG Converter</text:p>
        </text:list-item>
      </text:list>
      <text:p text:style-name="P5"/>
      <text:p text:style-name="P5"/>
      <text:p text:style-name="P5">A lot of stuff on this machine... too much stuff :)</text:p>
      <text:p text:style-name="P5"/>
      <text:p text:style-name="P5"/>
      <text:p text:style-name="P9"/>
      <text:p text:style-name="P5">Here are the 2 links I found when looking for setting the directories at boot time to other locations:</text:p>
      <text:p text:style-name="P5"/>
      <text:p text:style-name="P5"><text:a xlink:type="simple" xlink:href="http://lifehacker.com/5467758/move-the-users-directory-in-windows-7">http://lifehacker.com/5467758/move-the-users-directory-in-windows-7</text:a></text:p>
      <text:p text:style-name="P5"/>
      <text:p text:style-name="P5"><text:a xlink:type="simple" xlink:href="http://www.sevenforums.com/tutorials/124198-user-profiles-create-move-during-windows-7-installation.html">http://www.sevenforums.com/tutorials/124198-user-profiles-create-move-during-windows-7-installation.html</text:a></text:p>
      <text:p text:style-name="P5"/>
      <text:p text:style-name="P5">You should be able to cut and paste these and see what I fou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902in" fo:margin-right="0.5902in" style:writing-mode="lr-tb" style:footnote-max-height="0in">
        <style:columns fo:column-count="2" fo:column-gap="0.2in">
          <style:column style:rel-width="5270*" fo:start-indent="0in" fo:end-indent="0.1in"/>
          <style:column style:rel-width="5270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Wheeler</meta:initial-creator>
    <meta:creation-date>2013-09-05T08:35:56.14</meta:creation-date>
    <dc:date>2013-09-05T10:18:11.30</dc:date>
    <dc:creator>David Wheeler</dc:creator>
    <meta:editing-duration>PT1H10M51S</meta:editing-duration>
    <meta:editing-cycles>4</meta:editing-cycles>
    <meta:generator>OpenOffice.org/3.3$Win32 OpenOffice.org_project/330m20$Build-9567</meta:generator>
    <meta:printed-by>David Wheeler</meta:printed-by>
    <meta:print-date>2013-09-05T10:14:29.69</meta:print-date>
    <meta:document-statistic meta:table-count="0" meta:image-count="0" meta:object-count="0" meta:page-count="2" meta:paragraph-count="54" meta:word-count="288" meta:character-count="1501"/>
  </office:meta>
</office:document-meta>
</file>